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fo:font-weight="bold" officeooo:paragraph-rsid="001fa39e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fo:font-weight="bold" officeooo:paragraph-rsid="0024afb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fo:font-weight="bold" officeooo:paragraph-rsid="002530ff" style:font-size-asian="10.5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Calibri" fo:font-size="12pt" fo:font-weight="normal" officeooo:paragraph-rsid="00207c8f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Calibri" fo:font-size="12pt" fo:font-weight="normal" officeooo:paragraph-rsid="0023919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fo:font-weight="normal" officeooo:paragraph-rsid="0023919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fo:font-weight="normal" officeooo:paragraph-rsid="0027020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fo:font-weight="normal" officeooo:paragraph-rsid="00286c3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2pt" fo:font-weight="normal" officeooo:paragraph-rsid="002b432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24afbc"/>
    </style:style>
    <style:style style:name="P12" style:family="paragraph" style:parent-style-name="Text_20_body">
      <style:text-properties style:font-name="Calibri"/>
    </style:style>
    <style:style style:name="T1" style:family="text">
      <style:text-properties officeooo:rsid="001ec9d7"/>
    </style:style>
    <style:style style:name="T2" style:family="text">
      <style:text-properties officeooo:rsid="001fa39e"/>
    </style:style>
    <style:style style:name="T3" style:family="text">
      <style:text-properties officeooo:rsid="00207c8f"/>
    </style:style>
    <style:style style:name="T4" style:family="text">
      <style:text-properties officeooo:rsid="00218555"/>
    </style:style>
    <style:style style:name="T5" style:family="text">
      <style:text-properties officeooo:rsid="0021e5db"/>
    </style:style>
    <style:style style:name="T6" style:family="text">
      <style:text-properties officeooo:rsid="0023919e"/>
    </style:style>
    <style:style style:name="T7" style:family="text">
      <style:text-properties officeooo:rsid="0024afbc"/>
    </style:style>
    <style:style style:name="T8" style:family="text">
      <style:text-properties officeooo:rsid="002530ff"/>
    </style:style>
    <style:style style:name="T9" style:family="text">
      <style:text-properties style:font-name="Calibri" fo:font-size="12pt" fo:font-weight="bold" officeooo:rsid="0024afbc" style:font-size-asian="10.5pt" style:font-weight-asian="bold" style:font-size-complex="12pt" style:font-weight-complex="bold"/>
    </style:style>
    <style:style style:name="T10" style:family="text">
      <style:text-properties style:font-name="Calibri" officeooo:rsid="0024afbc"/>
    </style:style>
    <style:style style:name="T11" style:family="text">
      <style:text-properties officeooo:rsid="00270207"/>
    </style:style>
    <style:style style:name="T12" style:family="text">
      <style:text-properties officeooo:rsid="00286c3f"/>
    </style:style>
    <style:style style:name="T13" style:family="text">
      <style:text-properties officeooo:rsid="002a0df6"/>
    </style:style>
    <style:style style:name="T14" style:family="text">
      <style:text-properties officeooo:rsid="002b43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D9 : Processus Logiciels</text:span></text:p>
      <text:p text:style-name="P1"><text:span text:style-name="T1"/></text:p>
      <text:p text:style-name="P2"><text:span text:style-name="T2">1.</text:span></text:p>
      <text:list xml:id="list4655591182602454235" text:style-name="L1">
        <text:list-item>
          <text:p text:style-name="P5"><text:span text:style-name="T3">Modèle en cascade</text:span></text:p>
        </text:list-item>
        <text:list-item>
          <text:p text:style-name="P5"><text:span text:style-name="T3">On commence par un prototype et puis continuer sur de l'</text:span><text:span text:style-name="T7">agile</text:span><text:span text:style-name="T3"> </text:span><text:span text:style-name="T5">(incrémental) </text:span><text:span text:style-name="T3">ou </text:span><text:span text:style-name="T4">cascade.</text:span></text:p>
        </text:list-item>
        <text:list-item>
          <text:p text:style-name="P6"><text:span text:style-name="T6">On fait d'abord une étude de faisabilité (car système critique) puis système en V.</text:span></text:p>
        </text:list-item>
        <text:list-item>
          <text:p text:style-name="P6"><text:span text:style-name="T6">Incrémental, en </text:span><text:span text:style-name="T7">agile</text:span><text:span text:style-name="T6"> c'est beaucoup trop gros</text:span></text:p>
        </text:list-item>
        <text:list-item>
          <text:p text:style-name="P6"><text:span text:style-name="T7">agile</text:span><text:span text:style-name="T6"> parce que trop flou</text:span></text:p>
        </text:list-item>
      </text:list>
      <text:p text:style-name="P7"><text:span text:style-name="T6"/></text:p>
      <text:p text:style-name="P3"><text:span text:style-name="T7">2.</text:span></text:p>
      <text:p text:style-name="P11"><text:span text:style-name="T9"><text:tab/></text:span><text:span text:style-name="T10">Le passage d’un incrément à un autre n’est pas toujours facile : il conduit parfois à des codes « torturés ». Dans l’idéal, il faudrait reprendre tout le code à chaque itération.</text:span></text:p>
      <text:p text:style-name="P12"> </text:p>
      <text:p text:style-name="P12">Alors, pourquoi utiliser un modèle itératif si l’on sait que cela ne sera pas bien maintenable ? Parce qu’on a pas le choix ! (il faut bien gérer le cas où les besoins évoluent)</text:p>
      <text:p text:style-name="P3"><text:span text:style-name="T7"/></text:p>
      <text:p text:style-name="P4"><text:span text:style-name="T8">3.</text:span></text:p>
      <text:p text:style-name="P8"><text:span text:style-name="T11"><text:tab/>Contraintes :</text:span></text:p>
      <text:p text:style-name="P8"><text:span text:style-name="T11">L'équipe de conception doit être disponible.</text:span></text:p>
      <text:p text:style-name="P9"><text:span text:style-name="T12">Le client ne doit pas être mis de côté et plutôt intégré dans la conception.</text:span></text:p>
      <text:p text:style-name="P9"><text:span text:style-name="T12"/></text:p>
      <text:p text:style-name="P9"><text:span text:style-name="T12"><text:tab/></text:span><text:span text:style-name="T13">Scénarios :</text:span></text:p>
      <text:p text:style-name="P10"><text:span text:style-name="T14">Lecture d'un fichier mp3</text:span></text:p>
      <text:p text:style-name="P10"><text:span text:style-name="T14">Lecture d'une vidéo</text:span></text:p>
      <text:p text:style-name="P10"><text:span text:style-name="T14">Lecture d'une image</text:span></text:p>
      <text:p text:style-name="P10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M34S</meta:editing-duration>
    <meta:editing-cycles>15</meta:editing-cycles>
    <meta:generator>LibreOffice/4.0.3.3$Windows_x86 LibreOffice_project/0eaa50a932c8f2199a615e1eb30f7ac74279539</meta:generator>
    <dc:date>2015-11-25T11:15:14.98</dc:date>
    <meta:document-statistic meta:table-count="0" meta:image-count="0" meta:object-count="0" meta:page-count="1" meta:paragraph-count="19" meta:word-count="156" meta:character-count="858" meta:non-whitespace-character-count="721"/>
    <meta:user-defined meta:name="Info 1"/>
    <meta:user-defined meta:name="Info 2"/>
    <meta:user-defined meta:name="Info 3"/>
    <meta:user-defined meta:name="Info 4"/>
  </office:meta>
</office:document-meta>
</file>